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7826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7826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46.66mm" svg:height="87.82mm" svg:x="23.42mm" svg:y="63.88mm">
            <loext:p draw:notify-on-update-of-ranges="Foglio1.B4:Foglio1.B4 Foglio1.B5:Foglio1.B10 Foglio1.C4:Foglio1.C4 Foglio1.C5:Foglio1.C10 Foglio1.D4:Foglio1.D4 Foglio1.D5:Foglio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Ruolo</text:p>
          </table:table-cell>
          <table:table-cell table:style-name="ce1" office:value-type="string" calcext:value-type="string">
            <text:p>ore</text:p>
            <text:p>preventivate</text:p>
          </table:table-cell>
          <table:table-cell table:style-name="ce1" office:value-type="string" calcext:value-type="string">
            <text:p>ore</text:p>
            <text:p>effettive</text:p>
          </table:table-cell>
          <table:table-cell table:style-name="ce1" office:value-type="string" calcext:value-type="string">
            <text:p>Costo / Ora</text:p>
          </table:table-cell>
          <table:table-cell table:style-name="ce1" office:value-type="string" calcext:value-type="string">
            <text:p>Costo totale</text:p>
            <text:p>preventivato</text:p>
          </table:table-cell>
          <table:table-cell table:style-name="ce1" office:value-type="string" calcext:value-type="string">
            <text:p>Costo totale</text:p>
            <text:p>effettivo</text:p>
          </table:table-cell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 11 + 3 + 10 + 32" office:value-type="float" office:value="56" calcext:value-type="float">
            <text:p>56</text:p>
          </table:table-cell>
          <table:table-cell table:style-name="ce5" table:formula="of:= [.C5] - 4"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C5]*[.E5]" office:value-type="float" office:value="1680" calcext:value-type="float">
            <text:p>1680</text:p>
          </table:table-cell>
          <table:table-cell table:formula="of:= [.D5]*[.E5]"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 2 + 4 + 18 + 51" office:value-type="float" office:value="75" calcext:value-type="float">
            <text:p>75</text:p>
          </table:table-cell>
          <table:table-cell table:style-name="ce6" table:formula="of:= [.C6] + 3 -2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formula="of:=[.C6]*[.E6]" office:value-type="float" office:value="1875" calcext:value-type="float">
            <text:p>1875</text:p>
          </table:table-cell>
          <table:table-cell table:formula="of:= [.D6]*[.E6]" office:value-type="float" office:value="1900" calcext:value-type="float">
            <text:p>1900</text:p>
          </table:table-cell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 0 + 96 + 75 + 40" office:value-type="float" office:value="211" calcext:value-type="float">
            <text:p>211</text:p>
          </table:table-cell>
          <table:table-cell table:style-name="ce5" table:formula="of:= [.C7] - 4 - 12 - 11"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formula="of:=[.C7]*[.E7]" office:value-type="float" office:value="4642" calcext:value-type="float">
            <text:p>4642</text:p>
          </table:table-cell>
          <table:table-cell table:formula="of:= [.D7]*[.E7]" office:value-type="float" office:value="4048" calcext:value-type="float">
            <text:p>4048</text:p>
          </table:table-cell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 25 + 11 + 10 + 22" office:value-type="float" office:value="68" calcext:value-type="float">
            <text:p>68</text:p>
          </table:table-cell>
          <table:table-cell table:style-name="ce5" table:formula="of:= [.C8] - 4 + 3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formula="of:=[.C8]*[.E8]" office:value-type="float" office:value="1360" calcext:value-type="float">
            <text:p>1360</text:p>
          </table:table-cell>
          <table:table-cell table:formula="of:= [.D8]*[.E8]"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 33 + 27 + 88 + 45" office:value-type="float" office:value="193" calcext:value-type="float">
            <text:p>193</text:p>
          </table:table-cell>
          <table:table-cell table:style-name="ce5" table:formula="of:= [.C9] + 1 - 7 - 5"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table:formula="of:=[.C9]*[.E9]" office:value-type="float" office:value="2895" calcext:value-type="float">
            <text:p>2895</text:p>
          </table:table-cell>
          <table:table-cell table:formula="of:= [.D9]*[.E9]" office:value-type="float" office:value="2730" calcext:value-type="float">
            <text:p>2730</text:p>
          </table:table-cell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 21 + 104 + 0 + 0" office:value-type="float" office:value="125" calcext:value-type="float">
            <text:p>125</text:p>
          </table:table-cell>
          <table:table-cell table:style-name="ce6" table:formula="of:= [.C10] + 18 + 15"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table:formula="of:=[.C10]*[.E10]" office:value-type="float" office:value="1875" calcext:value-type="float">
            <text:p>1875</text:p>
          </table:table-cell>
          <table:table-cell table:formula="of:= [.D10]*[.E10]" office:value-type="float" office:value="2370" calcext:value-type="float">
            <text:p>237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ot ore:</text:p>
          </table:table-cell>
          <table:table-cell table:style-name="ce4" table:formula="of:=SUM([.C5:.C10])" office:value-type="float" office:value="728" calcext:value-type="float">
            <text:p>728</text:p>
          </table:table-cell>
          <table:table-cell table:style-name="ce4" table:formula="of:=SUM([.D5:.D10])" office:value-type="float" office:value="719" calcext:value-type="float">
            <text:p>719</text:p>
          </table:table-cell>
          <table:table-cell table:style-name="ce3" office:value-type="string" calcext:value-type="string">
            <text:p>tot costi:</text:p>
          </table:table-cell>
          <table:table-cell table:style-name="ce4" table:formula="of:=SUM([.F5:.F10]) &amp; &quot;€&quot;" office:value-type="string" office:string-value="14327€" calcext:value-type="string">
            <text:p>14327€</text:p>
          </table:table-cell>
          <table:table-cell table:style-name="ce7" table:formula="of:=SUM([.G5:.G10]) &amp; &quot;€&quot;" office:value-type="string" office:string-value="13948€" calcext:value-type="string">
            <text:p>13948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0:41:04.731000000</meta:creation-date>
    <dc:date>2015-09-08T11:31:32.093000000</dc:date>
    <meta:editing-duration>PT29M27S</meta:editing-duration>
    <meta:editing-cycles>3</meta:editing-cycles>
    <meta:generator>LibreOffice/5.0.0.5$Windows_x86 LibreOffice_project/1b1a90865e348b492231e1c451437d7a15bb262b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67cm" svg:height="8.783cm" xlink:href=".." xlink:type="simple" chart:class="chart:bar" chart:style-name="ch1">
        <chart:legend chart:legend-position="end" svg:x="12.139cm" svg:y="3.446cm" style:legend-expansion="high" chart:style-name="ch2"/>
        <chart:plot-area chart:style-name="ch3" table:cell-range-address="Foglio1.B4:Foglio1.D10" chart:data-source-has-labels="both" svg:x="0.293cm" svg:y="0.175cm" svg:width="11.553cm" svg:height="8.433cm">
          <chartooo:coordinate-region svg:x="1.1cm" svg:y="0.374cm" svg:width="10.463cm" svg:height="7.189cm"/>
          <chart:axis chart:dimension="x" chart:name="primary-x" chart:style-name="ch4" chartooo:axis-type="auto">
            <chartooo:date-scale/>
            <chart:categories table:cell-range-address="Foglio1.B5:Foglio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:Foglio1.C10" chart:label-cell-address="Foglio1.C4:Foglio1.C4" chart:class="chart:bar">
            <chart:data-point chart:repeated="6"/>
          </chart:series>
          <chart:series chart:style-name="ch8" chart:values-cell-range-address="Foglio1.D5:Foglio1.D10" chart:label-cell-address="Foglio1.D4:Foglio1.D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
preventivate</text:p>
                <draw:g>
                  <svg:desc>Foglio1.C4:Foglio1.C4</svg:desc>
                </draw:g>
              </table:table-cell>
              <table:table-cell office:value-type="string">
                <text:p>ore
effettive</text:p>
                <draw:g>
                  <svg:desc>Foglio1.D4:Foglio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Foglio1.B5:Foglio1.B10</svg:desc>
                </draw:g>
              </table:table-cell>
              <table:table-cell office:value-type="float" office:value="56">
                <text:p>56</text:p>
                <draw:g>
                  <svg:desc>Foglio1.C5:Foglio1.C10</svg:desc>
                </draw:g>
              </table:table-cell>
              <table:table-cell office:value-type="float" office:value="52">
                <text:p>52</text:p>
                <draw:g>
                  <svg:desc>Foglio1.D5:Foglio1.D10</svg:desc>
                </draw:g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1">
                <text:p>2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93">
                <text:p>1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25">
                <text:p>125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